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1600000246629B5F78F920CAC0.jpg" manifest:media-type="image/jpeg"/>
  <manifest:file-entry manifest:full-path="Pictures/10000201000002CB000002046218827B38889B3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text-properties officeooo:rsid="00191e00" officeooo:paragraph-rsid="00191e00"/>
    </style:style>
    <style:style style:name="P5" style:family="paragraph" style:parent-style-name="Standard">
      <style:paragraph-properties fo:text-align="justify" style:justify-single-word="false"/>
      <style:text-properties officeooo:rsid="001e1bfe" officeooo:paragraph-rsid="001e1bfe"/>
    </style:style>
    <style:style style:name="P6" style:family="paragraph" style:parent-style-name="Standard">
      <style:paragraph-properties fo:text-align="justify" style:justify-single-word="false"/>
      <style:text-properties style:font-name="Liberation Serif"/>
    </style:style>
    <style:style style:name="P7" style:family="paragraph" style:parent-style-name="Text_20_body">
      <style:paragraph-properties fo:text-align="justify" style:justify-single-word="false"/>
    </style:style>
    <style:style style:name="P8" style:family="paragraph" style:parent-style-name="Preformatted_20_Text">
      <style:paragraph-properties fo:text-align="justify" style:justify-single-word="false"/>
      <style:text-properties style:font-name="Liberation Serif" fo:font-size="12pt" style:font-size-asian="12pt" style:font-size-complex="12pt"/>
    </style:style>
    <style:style style:name="P9" style:family="paragraph" style:parent-style-name="Preformatted_20_Text">
      <style:paragraph-properties fo:text-align="justify" style:justify-single-word="false"/>
      <style:text-properties style:font-name="Liberation Serif" fo:font-size="12pt" fo:language="es" fo:country="ES" style:font-size-asian="12pt" style:font-size-complex="12pt"/>
    </style:style>
    <style:style style:name="P10" style:family="paragraph" style:parent-style-name="Preformatted_20_Text">
      <style:paragraph-properties fo:text-align="justify" style:justify-single-word="false"/>
      <style:text-properties style:font-name="Liberation Serif" fo:font-size="12pt" fo:language="es" fo:country="ES" officeooo:paragraph-rsid="00291448" style:font-size-asian="12pt" style:font-size-complex="12pt"/>
    </style:style>
    <style:style style:name="P11" style:family="paragraph" style:parent-style-name="Preformatted_20_Text">
      <style:paragraph-properties fo:text-align="justify" style:justify-single-word="false"/>
      <style:text-properties style:font-name="Liberation Serif" fo:font-size="12pt" fo:language="es" fo:country="ES" officeooo:rsid="00291448" officeooo:paragraph-rsid="00291448" style:font-size-asian="12pt" style:font-size-complex="12pt"/>
    </style:style>
    <style:style style:name="P12" style:family="paragraph" style:parent-style-name="Preformatted_20_Text">
      <style:paragraph-properties fo:text-align="justify" style:justify-single-word="false"/>
      <style:text-properties style:font-name="Liberation Serif" fo:font-size="12pt" fo:language="es" fo:country="ES" fo:font-weight="bold" style:font-size-asian="12pt" style:font-weight-asian="bold" style:font-size-complex="12pt" style:font-weight-complex="bold"/>
    </style:style>
    <style:style style:name="P13" style:family="paragraph" style:parent-style-name="Preformatted_20_Text">
      <style:paragraph-properties fo:text-align="justify" style:justify-single-word="false" style:writing-mode="lr-tb"/>
      <style:text-properties style:font-name="Liberation Serif" fo:font-size="12pt" fo:language="es" fo:country="ES" style:font-size-asian="12pt" style:font-size-complex="12pt"/>
    </style:style>
    <style:style style:name="P14" style:family="paragraph" style:parent-style-name="Preformatted_20_Text">
      <style:paragraph-properties fo:text-align="justify" style:justify-single-word="false"/>
      <style:text-properties style:font-name="Liberation Serif" fo:font-size="12pt" fo:language="es" fo:country="ES" officeooo:rsid="00287f43" style:font-size-asian="12pt" style:font-size-complex="12pt"/>
    </style:style>
    <style:style style:name="P15" style:family="paragraph" style:parent-style-name="Preformatted_20_Text">
      <style:paragraph-properties fo:text-align="justify" style:justify-single-word="false"/>
      <style:text-properties style:font-name="Liberation Serif" fo:font-size="12pt" fo:language="es" fo:country="ES" officeooo:rsid="00287f43" officeooo:paragraph-rsid="00287f43" style:font-size-asian="12pt" style:font-size-complex="12pt"/>
    </style:style>
    <style:style style:name="P16" style:family="paragraph" style:parent-style-name="Preformatted_20_Text">
      <style:paragraph-properties fo:text-align="justify" style:justify-single-word="false"/>
      <style:text-properties style:font-name="Liberation Serif" fo:font-size="12pt" fo:language="es" fo:country="ES" style:font-size-asian="12pt" style:font-size-complex="12pt"/>
    </style:style>
    <style:style style:name="P17" style:family="paragraph" style:parent-style-name="Preformatted_20_Text">
      <style:paragraph-properties fo:text-align="justify" style:justify-single-word="false"/>
      <style:text-properties style:font-name="Liberation Serif" fo:font-size="12pt" fo:language="es" fo:country="ES" officeooo:paragraph-rsid="002f5cd5"/>
    </style:style>
    <style:style style:name="P18" style:family="paragraph" style:parent-style-name="Preformatted_20_Text">
      <style:paragraph-properties fo:line-height="100%" fo:text-align="justify" style:justify-single-word="false"/>
      <style:text-properties style:font-name="Liberation Serif" fo:font-size="12pt" fo:language="es" fo:country="ES" officeooo:paragraph-rsid="002dbed1" style:font-size-asian="12pt" style:font-size-complex="12pt"/>
    </style:style>
    <style:style style:name="P19" style:family="paragraph" style:parent-style-name="Preformatted_20_Text">
      <style:paragraph-properties fo:line-height="100%" fo:text-align="justify" style:justify-single-word="false"/>
      <style:text-properties style:font-name="Liberation Serif" fo:font-size="12pt" fo:language="es" fo:country="ES" fo:font-weight="bold" officeooo:paragraph-rsid="002dbed1" style:font-size-asian="12pt" style:font-weight-asian="bold" style:font-size-complex="12pt" style:font-weight-complex="bold"/>
    </style:style>
    <style:style style:name="P20" style:family="paragraph" style:parent-style-name="Preformatted_20_Text">
      <style:paragraph-properties fo:line-height="100%" fo:text-align="justify" style:justify-single-word="false"/>
      <style:text-properties style:font-name="Liberation Serif" fo:font-size="12pt" fo:language="es" fo:country="ES" style:text-underline-style="solid" style:text-underline-width="auto" style:text-underline-color="font-color" officeooo:paragraph-rsid="002dbed1" style:font-size-asian="12pt" style:font-size-complex="12pt"/>
    </style:style>
    <style:style style:name="T1" style:family="text">
      <style:text-properties officeooo:rsid="00177586"/>
    </style:style>
    <style:style style:name="T2" style:family="text">
      <style:text-properties officeooo:rsid="0017b835"/>
    </style:style>
    <style:style style:name="T3" style:family="text">
      <style:text-properties officeooo:rsid="00191e00"/>
    </style:style>
    <style:style style:name="T4" style:family="text">
      <style:text-properties officeooo:rsid="001b7c0f"/>
    </style:style>
    <style:style style:name="T5" style:family="text">
      <style:text-properties officeooo:rsid="001c9447"/>
    </style:style>
    <style:style style:name="T6" style:family="text">
      <style:text-properties officeooo:rsid="001f32da"/>
    </style:style>
    <style:style style:name="T7" style:family="text">
      <style:text-properties fo:language="es" fo:country="ES"/>
    </style:style>
    <style:style style:name="T8" style:family="text">
      <style:text-properties fo:language="es" fo:country="ES" officeooo:rsid="002114a6"/>
    </style:style>
    <style:style style:name="T9" style:family="text">
      <style:text-properties officeooo:rsid="002114a6"/>
    </style:style>
    <style:style style:name="T10" style:family="text">
      <style:text-properties officeooo:rsid="00287f43"/>
    </style:style>
    <style:style style:name="T11" style:family="text">
      <style:text-properties officeooo:rsid="00291448"/>
    </style:style>
    <style:style style:name="T12" style:family="text">
      <style:text-properties fo:font-variant="normal" fo:text-transform="none" fo:color="#202124" fo:letter-spacing="normal" fo:font-style="normal"/>
    </style:style>
    <style:style style:name="T13" style:family="text">
      <style:text-properties fo:font-variant="normal" fo:text-transform="none" fo:color="#202124" fo:letter-spacing="normal" fo:font-style="normal" fo:font-weight="normal"/>
    </style:style>
    <style:style style:name="T14" style:family="text">
      <style:text-properties fo:font-variant="normal" fo:text-transform="none" fo:color="#202124" fo:letter-spacing="normal" fo:font-style="normal" officeooo:rsid="003002af"/>
    </style:style>
    <style:style style:name="T15" style:family="text">
      <style:text-properties fo:font-variant="normal" fo:text-transform="none" fo:color="#202124" style:font-name="Liberation Serif" fo:letter-spacing="normal" fo:font-style="normal" fo:font-weight="normal" officeooo:rsid="002f5cd5" style:font-size-asian="12pt" style:font-size-complex="12pt"/>
    </style:style>
    <style:style style:name="T16" style:family="text">
      <style:text-properties fo:font-variant="normal" fo:text-transform="none" fo:color="#202124" style:font-name="Liberation Serif" fo:letter-spacing="normal" fo:font-style="normal" fo:font-weight="normal" officeooo:rsid="003002af" style:font-size-asian="12pt" style:font-size-complex="12pt"/>
    </style:style>
    <style:style style:name="T17" style:family="text">
      <style:text-properties fo:font-variant="normal" fo:text-transform="none" fo:color="#000000" style:font-name="Liberation Serif" fo:letter-spacing="normal" fo:font-style="normal" fo:font-weight="normal" officeooo:rsid="002f5cd5" style:font-size-asian="12pt" style:font-size-complex="12pt"/>
    </style:style>
    <style:style style:name="T18" style:family="text">
      <style:text-properties fo:font-variant="normal" fo:text-transform="none" fo:color="#000000" style:font-name="Liberation Serif" fo:letter-spacing="normal" fo:font-style="normal" fo:font-weight="normal" officeooo:rsid="003002af" style:font-size-asian="12pt" style:font-size-complex="12pt"/>
    </style:style>
    <style:style style:name="T19" style:family="text">
      <style:text-properties officeooo:rsid="002f5cd5" style:font-size-asian="12pt" style:font-size-complex="12pt"/>
    </style:style>
    <style:style style:name="T20" style:family="text">
      <style:text-properties officeooo:rsid="002dbed1" style:font-size-asian="12pt" style:font-size-complex="12pt"/>
    </style:style>
    <style:style style:name="T21" style:family="text">
      <style:text-properties officeooo:rsid="003002af" style:font-size-asian="12pt" style:font-size-complex="12pt"/>
    </style:style>
    <style:style style:name="T22" style:family="text">
      <style:text-properties fo:color="#000000" officeooo:rsid="002f5cd5" style:font-size-asian="12pt" style:font-size-complex="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urso:Arquitectura de Microprocesadores</text:p>
      <text:p text:style-name="P4">Profesor: Mg. Ing. Santiago GERMINO</text:p>
      <text:p text:style-name="P4">Carrera de Especialización en Sistemas Embebidos</text:p>
      <text:p text:style-name="Standard"/>
      <text:p text:style-name="P4">Alumno: Ing. Héctor RIZO</text:p>
      <text:p text:style-name="Standard"/>
      <text:p text:style-name="P2">1. Describa brevemente las diferencias entre las familias de procesadores Cortex M0, M3 y</text:p>
      <text:p text:style-name="P2">M4.</text:p>
      <text:p text:style-name="Standard"/>
      <text:p text:style-name="Standard"><draw:frame draw:style-name="fr1" draw:name="Imagen1" text:anchor-type="char" svg:width="17cm" svg:height="12.268cm" draw:z-index="0"><draw:image xlink:href="Pictures/10000201000002CB000002046218827B38889B39.png" xlink:type="simple" xlink:show="embed" xlink:actuate="onLoad" loext:mime-type="image/png"/></draw:frame><text:tab/><text:tab/><text:tab/><text:tab/><text:tab/><text:tab/><text:tab/><text:tab/><text:tab/><text:tab/><text:tab/><text:tab/><text:tab/><text:tab/><text:tab/><text:tab/><text:tab/><text:tab/><text:tab/><text:tab/><text:tab/><text:tab/><text:tab/><text:tab/><text:tab/><text:tab/><text:tab/><text:tab/></text:p>
      <text:p text:style-name="P1">M0, M0 +: <text:span text:style-name="T1">Estas versiones son las mas</text:span> básica<text:span text:style-name="T1">s de la familia</text:span>, como puede verse en la figura, por lo que no se pueden <text:span text:style-name="T1">trabajar estas versiones como</text:span> microcontroladores STM32 de alto <text:span text:style-name="T1">nivel de</text:span> <text:span text:style-name="T1">procesos</text:span>; <text:span text:style-name="T1">son mas bien utilizados para aplicaciones de bajo consumo. Las principales características es que ambas versiones no poseen cache ni TCM y su arquitectura de memoria es muy primitiva al ser la Von Neumann </text:span><text:span text:style-name="T2">y la arquitectura ARM es la ARM v6-M</text:span><text:span text:style-name="T1">. La única diferencia entre ambas es que la versión M0+ posee MPU opcional. </text:span><text:span text:style-name="T2">Por último solo soporta hardware de 32 bits.</text:span></text:p>
      <text:p text:style-name="P1"/>
      <text:p text:style-name="P1">M3 <text:span text:style-name="T2">y M4</text:span>: Actualmente, la selección de núcleo de diseño más convencional, con una amplia gama de aplicaciones, <text:span text:style-name="T2">como ser industria, domótica, telecomunicaciones, investigación y educación entre otras. En ambas versiones se posee el “SysTick Timer”, MPU opcional, arquitectura de memoria Harvard (mas eficiente) y poseen arquitectura ARM tipo ARMv7-M. N</text:span><text:span text:style-name="T3">o</text:span><text:span text:style-name="T2"> poseen TCM y la MPU es opcional. Solo se diferencian en que algunas versiones M4 pueden poseer cache.</text:span></text:p>
      <text:p text:style-name="P1"/>
      <text:p text:style-name="P1"><text:span text:style-name="T3">Otra diferencia importante entre estas dos versiones es que al comparar el núcleo </text:span>M4 <text:span text:style-name="T3">con respecto al</text:span> M3, el procesador M4 agrega instrucciones para procesar datos DSP (se pueden considerar como <text:soft-page-break/>números de punto flotante). Para CPU (no SOC), los datos de tipo de punto flotante son <text:span text:style-name="T3">a</text:span>lgo muy problemático, al seleccionar modelos, si el campo de la aplicación requiere una gran cantidad de operaciones de datos de punto flotante, entonces se debe seleccionar el núcleo M4. M4 mejorará en gran medida el rendimiento del procesador y la velocidad de cálculo. Si no hay muchos datos de punto flotante para procesar, puede elegir directamente el procesador central M3.</text:p>
      <text:p text:style-name="P1"/>
      <text:p text:style-name="P7">M7: <text:span text:style-name="T3">de muy b</text:span>uen rendimiento y alto consumo de energía, adecuado para proyectos que persiguen un rendimiento extremo. Se puede considerar cuanto mayor sea el número, mayor será el rendimiento <text:span text:style-name="T3">y consumo eléctrico.</text:span></text:p>
      <text:p text:style-name="P1"/>
      <text:p text:style-name="P1"/>
      <text:p text:style-name="P3">2. ¿Por qué se dice que el set de instrucciones Thumb permite mayor densidad de código?</text:p>
      <text:p text:style-name="P3">Explique.</text:p>
      <text:p text:style-name="P1"/>
      <text:p text:style-name="P1"><text:span text:style-name="T4">En </text:span>ARM, lo primero que hay que tener en cuenta es que dicha arquitectura proporciona dos juegos de instrucciones difere<text:span text:style-name="T4">ntes</text:span>. Un juego de instrucciones estándar, en el que todas las instrucciones ocupan 32 bits, y un juego de instrucciones reducido, llamado Thumb, en el que la mayoría de las instrucciones ocupan 16 bits. Utilizar el juego de instrucciones Thumb permite reducir el tamaño de los programas a prácticamente la mitad <text:span text:style-name="T6">(aumentando la densidad de código)</text:span>. Esto presenta dos ventajas. La primera y más evidente es que hace posible seleccionar dispositivos con menores requisitos de memoria y, por tanto, con un menor cost<text:span text:style-name="T4">o</text:span> de fabricación. La segunda es que puesto que el programa ocupa menos, el número de accesos a memoria también es menor, por lo que se disminuye el tiempo de ejecución, lo que de nuevo permite ajustar a la baja las características del dispositivo necesario para ejecutar dicho código, reduciendo aún más el cost<text:span text:style-name="T5">o</text:span> de fabricación. Se entiende así que el haber proporcionado el juego de instrucciones Thumb haya sido uno de los motivos por los que la arquitectura ARM ha acaparado el mercado de los dispositivo<text:span text:style-name="T4">s embebidos.</text:span></text:p>
      <text:p text:style-name="P1"/>
      <text:p text:style-name="P1">En <text:span text:style-name="T4">pocas palabras, en ISA</text:span> ARM el procesador ejecuta instrucciones ARM alineadas con palabras de 32 bits, y en <text:span text:style-name="T4">ISA</text:span> <text:s/>Thumb, el procesador ejecuta instrucciones THUMB alineadas con media palabra de 16 bits, <text:span text:style-name="T5">aumentando la densidad de código.</text:span></text:p>
      <text:p text:style-name="P5"/>
      <text:p text:style-name="P5"/>
      <text:p text:style-name="P1"/>
      <text:p text:style-name="P3">3. ¿Qué entiende por arquitectura load-store? ¿Qué tipo de instrucciones no posee este tipo de arquitectura?</text:p>
      <text:p text:style-name="P1"/>
      <text:p text:style-name="P8"><text:span text:style-name="T8">L</text:span><text:span text:style-name="T7">os procesadores Cortex-M se basan en un</text:span><text:span text:style-name="T8">a </text:span><text:span text:style-name="T7">arquitectura “</text:span><text:span text:style-name="T8">Load-Store” (</text:span><text:span text:style-name="T7">carga-almacenamiento</text:span><text:span text:style-name="T8">)</text:span><text:span text:style-name="T7">. Esto significa que los datos deben cargarse desde la memoria, procesarse y luego volver a escribirse en la memoria utilizando una serie de instrucciones separadas.</text:span></text:p>
      <text:p text:style-name="P13">Por ejemplo, para incrementar <text:span text:style-name="T9">el</text:span> valor de dato almacenado en SRAM, el procesador necesita <text:span text:style-name="T9">utilizar </text:span><text:s/>una instrucción para leer los datos de SRAM y ponerlos en un registro dentro del procesador, una segunda instrucción para incrementar el valor del registro, y luego una tercera instrucciones para volver a escribir el valor en la memoria.</text:p>
      <text:p text:style-name="P6"/>
      <text:p text:style-name="P1"/>
      <text:p text:style-name="P3">4. ¿Cómo es el mapa de memoria de la familia?</text:p>
      <text:p text:style-name="P1"/>
      <text:p text:style-name="P14"><text:bookmark text:name="tw-target-text"/>La familia de los Cortex posee patrones en la utilziación de la memoria en comun. Del libro Joseph <text:s/>Yiu se extrae la siguiente tabla, donde se expresa el modelo del ampa de memoria y las regiones internas que la componen. </text:p>
      <text:p text:style-name="P9"/>
      <text:p text:style-name="P9"><text:soft-page-break/></text:p>
      <text:p text:style-name="P9"><draw:frame draw:style-name="fr1" draw:name="Imagen2" text:anchor-type="char" svg:width="17cm" svg:height="12.524cm" draw:z-index="1"><draw:image xlink:href="Pictures/100000000000031600000246629B5F78F920CAC0.jpg" xlink:type="simple" xlink:show="embed" xlink:actuate="onLoad" loext:mime-type="image/jpeg"/></draw:frame></text:p>
      <text:p text:style-name="P9"/>
      <text:p text:style-name="P15">Estas son las regiones son las siguientes con sus respectivas direccioens de memoria:</text:p>
      <text:p text:style-name="P15">Codigo: 0x00000000 hasta 0x1FFFFFFF.</text:p>
      <text:p text:style-name="P15">SRAM: 0x20000000 hasta 0x3FFFFFFF.</text:p>
      <text:p text:style-name="P15">Perifericos: 0x40000000 hasta 0x5FFFFFFF.</text:p>
      <text:p text:style-name="P10"><text:span text:style-name="T10">RAM: 0x</text:span><text:span text:style-name="T11">6</text:span><text:span text:style-name="T10">0000000 hasta </text:span><text:span text:style-name="T11">0x9FFFFFFF.</text:span></text:p>
      <text:p text:style-name="P10"><text:span text:style-name="T10">Dispositivos: </text:span><text:span text:style-name="T11">0xA0000000 hasta 0xDFFFFFFF.</text:span></text:p>
      <text:p text:style-name="P10"><text:span text:style-name="T11">Si</text:span><text:span text:style-name="T10">stema:</text:span><text:span text:style-name="T11">0xE0000000 hasta 0xFFFFFFFF.</text:span></text:p>
      <text:p text:style-name="P11"/>
      <text:p text:style-name="P11">Donde la región de sistema contiene partes críticas.</text:p>
      <text:p text:style-name="P9"/>
      <text:p text:style-name="P9"/>
      <text:p text:style-name="P9"/>
      <text:p text:style-name="P12">5. ¿Qué ventajas presenta el uso de los “shadowed pointers” del PSP y el MSP?</text:p>
      <text:p text:style-name="P9"/>
      <text:p text:style-name="P17"><text:span text:style-name="T22">La ventaja principal de utilizar los “shadowed stack pointer” es permitir <text:s/></text:span><text:span text:style-name="T17">que la memoria de la pila </text:span><text:span text:style-name="T18">se separe,</text:span><text:span text:style-name="T17"> para tareas de la aplicación </text:span><text:span text:style-name="T18">y</text:span><text:span text:style-name="T17"> la pila utilizada por el kernel del sistema operativo, lo que otorga una mejor confiabilidad del sistema. Esto se logra utilizando e</text:span><text:span text:style-name="T15">l </text:span><text:span text:style-name="T20">Main Stack Pointer (MSP) </text:span><text:span text:style-name="T19">como puntero principal y el </text:span><text:span text:style-name="T20">Processor Stack Pointer (PSP) </text:span><text:span text:style-name="T19">dependiendo los modos Handler o Thread de manera privilegiada o no, </text:span><text:span text:style-name="T21">logrando que las tareas o</text:span><text:span text:style-name="T19"> perif</text:span><text:span text:style-name="T21">é</text:span><text:span text:style-name="T19">rico</text:span><text:span text:style-name="T21">s</text:span><text:span text:style-name="T19">, </text:span><text:span text:style-name="T21">por algún problema, no modifiquen una región de memoria protegida. Con todo esto se otorga más estabilidad en el sistema embebido.</text:span></text:p>
      <text:p text:style-name="P17"><text:span text:style-name="T21"/></text:p>
      <text:p text:style-name="P18"><text:span text:style-name="T13"/></text:p>
      <text:p text:style-name="P18"><text:span text:style-name="T13"/></text:p>
      <text:p text:style-name="P19"><text:soft-page-break/><text:span text:style-name="T12">6. Describa los diferentes modos de privilegio y operación del Cortex M, sus relaciones y como se conmuta de uno al otro. Describa un ejemplo en el que se pasa del modo privilegiado a no privil</text:span><text:span text:style-name="T14">e</text:span><text:span text:style-name="T12">giado y nuevamente a privilegiado.</text:span></text:p>
      <text:p text:style-name="P18"><text:span text:style-name="T13"/></text:p>
      <text:p text:style-name="P18"><text:span text:style-name="T13"/></text:p>
      <text:p text:style-name="P20"><text:span text:style-name="T13"/></text:p>
      <text:p text:style-name="P18"><text:span text:style-name="T13"/></text:p>
      <text:p text:style-name="P18"><text:span text:style-name="T13"/></text:p>
      <text:p text:style-name="P9"/>
      <text:p text:style-name="P9"/>
      <text:p text:style-name="P9"/>
      <text:p text:style-name="P9"/>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9T11:12:11.423297299</meta:creation-date>
    <dc:date>2022-04-07T12:56:48.714930553</dc:date>
    <meta:editing-duration>PT1H42M11S</meta:editing-duration>
    <meta:editing-cycles>11</meta:editing-cycles>
    <meta:generator>LibreOffice/6.4.7.2$Linux_X86_64 LibreOffice_project/40$Build-2</meta:generator>
    <meta:document-statistic meta:table-count="0" meta:image-count="2" meta:object-count="0" meta:page-count="4" meta:paragraph-count="31" meta:word-count="937" meta:character-count="5861" meta:non-whitespace-character-count="4921"/>
  </office:meta>
</office:document-meta>
</file>